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662*"/>
    </style:style>
    <style:style style:name="Table5.B" style:family="table-column">
      <style:table-column-properties style:column-width="1.3826in" style:rel-column-width="1661*"/>
    </style:style>
    <style:style style:name="Table5.C" style:family="table-column">
      <style:table-column-properties style:column-width="1.384in" style:rel-column-width="166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36be5" officeooo:paragraph-rsid="00336be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f2795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f2795" officeooo:paragraph-rsid="0030a4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3f1d9" officeooo:paragraph-rsid="0030a4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32893b" officeooo:paragraph-rsid="0030a44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36be5" officeooo:paragraph-rsid="00336be5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36be5" officeooo:paragraph-rsid="00336be5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1c8e1" officeooo:paragraph-rsid="0030a44d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2893b" officeooo:paragraph-rsid="0030a44d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3f1d9" officeooo:paragraph-rsid="0030a44d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30a44d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30a44d"/>
    </style:style>
    <style:style style:name="P15" style:family="paragraph" style:parent-style-name="Standard">
      <style:paragraph-properties fo:text-align="start" style:justify-single-word="false"/>
      <style:text-properties officeooo:paragraph-rsid="00376a96"/>
    </style:style>
    <style:style style:name="P1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76a96"/>
    </style:style>
    <style:style style:name="T1" style:family="text">
      <style:text-properties style:font-name="DejaVu Sans Condensed1" fo:font-size="12pt" fo:font-weight="normal" officeooo:rsid="0021c8e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29976a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02dc7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32893b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1c8e1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52dff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302dc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2893b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14301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36be5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534a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5930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15" style:family="text">
      <style:text-properties officeooo:rsid="002175e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32768" style:font-weight-asian="bold" style:font-weight-complex="bold"/>
    </style:style>
    <style:style style:name="T18" style:family="text">
      <style:text-properties fo:font-weight="bold" officeooo:rsid="0029000d" style:font-weight-asian="bold" style:font-weight-complex="bold"/>
    </style:style>
    <style:style style:name="T19" style:family="text">
      <style:text-properties officeooo:rsid="00232768"/>
    </style:style>
    <style:style style:name="T20" style:family="text">
      <style:text-properties officeooo:rsid="0026f81f"/>
    </style:style>
    <style:style style:name="T21" style:family="text">
      <style:text-properties officeooo:rsid="0027a63b"/>
    </style:style>
    <style:style style:name="T22" style:family="text">
      <style:text-properties officeooo:rsid="0029000d"/>
    </style:style>
    <style:style style:name="T23" style:family="text">
      <style:text-properties officeooo:rsid="0032893b"/>
    </style:style>
    <style:style style:name="T24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4">1</text:span><text:span text:style-name="T24">xx - Controls</text:span></text:p>
          </table:table-cell>
          <table:table-cell table:style-name="Table5.B1" office:value-type="string">
            <text:p text:style-name="P16"><text:span text:style-name="T24">2xx - Ground</text:span></text:p>
          </table:table-cell>
          <table:table-cell table:style-name="Table5.C1" office:value-type="string">
            <text:p text:style-name="P16"><text:span text:style-name="T24">3xx - Flight</text:span></text:p>
          </table:table-cell>
          <table:table-cell table:style-name="Table5.D1" office:value-type="string">
            <text:p text:style-name="P16"><text:span text:style-name="T24">4xx - A2A</text:span></text:p>
          </table:table-cell>
          <table:table-cell table:style-name="Table5.E1" office:value-type="string">
            <text:p text:style-name="P16"><text:span text:style-name="T24">5xx - A2G</text:span></text:p>
          </table:table-cell>
          <table:table-cell table:style-name="Table5.F1" office:value-type="string">
            <text:p text:style-name="P16"><text:span text:style-name="T24">6xx - Misc</text:span></text:p>
          </table:table-cell>
        </table:table-row>
      </table:table>
      <text:p text:style-name="P15"><text:span text:style-name="T12">5</text:span><text:span text:style-name="T13">0</text:span><text:span text:style-name="T12">2</text:span><text:span text:style-name="T7"> - </text:span><text:span text:style-name="T5">A/G - </text:span><text:span text:style-name="T11">Gun, </text:span><text:span text:style-name="T10">Unguided bombs </text:span><text:span text:style-name="T11">and rockets</text:span></text:p>
      <text:p text:style-name="P1"/>
      <text:p text:style-name="P2">All</text:p>
      <text:p text:style-name="P2">Master Arm ... ON <text:span text:style-name="T15">(B2)</text:span></text:p>
      <text:p text:style-name="P2">Master Mode ... A/G <text:span text:style-name="T15">(Pinky Switch down)</text:span></text:p>
      <text:p text:style-name="P4"/>
      <text:p text:style-name="P3">Gun strafing</text:p>
      <text:list text:style-name="L1">
        <text:list-item>
          <text:p text:style-name="P8">TODO</text:p>
        </text:list-item>
      </text:list>
      <text:p text:style-name="P4"/>
      <text:p text:style-name="P5"><text:span text:style-name="T16">Bombs, CCIP and CCRP</text:span> -- TODO</text:p>
      <text:list text:style-name="L2">
        <text:list-item>
          <text:p text:style-name="P13"><text:span text:style-name="T2">Select and a</text:span><text:span text:style-name="T1">rm </text:span><text:span text:style-name="T3">bombs</text:span><text:span text:style-name="T1"> on </text:span><text:span text:style-name="T6">SMS</text:span><text:span text:style-name="T1"> page:</text:span></text:p>
          <text:list>
            <text:list-item>
              <text:p text:style-name="P13"><text:span text:style-name="T6">MODE</text:span><text:span text:style-name="T1"> ... </text:span><text:span text:style-name="T8">AUTO</text:span><text:span text:style-name="T3"> or </text:span><text:span text:style-name="T8">CCIP</text:span></text:p>
            </text:list-item>
            <text:list-item>
              <text:p text:style-name="P13"><text:span text:style-name="T6">FUZE</text:span><text:span text:style-name="T1"> ... </text:span><text:span text:style-name="T8">NOSE</text:span><text:span text:style-name="T3">, </text:span><text:span text:style-name="T8">TAIL</text:span><text:span text:style-name="T3">, or </text:span><text:span text:style-name="T8">N+T</text:span></text:p>
            </text:list-item>
            <text:list-item>
              <text:p text:style-name="P10"><text:span text:style-name="T16">QTY</text:span> <text:span text:style-name="T19">and </text:span><text:span text:style-name="T17">INTERV</text:span><text:span text:style-name="T19"> </text:span>... <text:span text:style-name="T17">As desired</text:span></text:p>
            </text:list-item>
            <text:list-item>
              <text:p text:style-name="P10"><text:span text:style-name="T16">BR ALT</text:span> ... <text:span text:style-name="T16">As desired</text:span> <text:span text:style-name="T21">(Prevents weapon release under altitude, set to 0000 for none)</text:span></text:p>
            </text:list-item>
          </text:list>
        </text:list-item>
      </text:list>
      <text:p text:style-name="P7">CCIP</text:p>
      <text:list text:style-name="L3">
        <text:list-item>
          <text:p text:style-name="P14"><text:span text:style-name="T4">Put the pipper on the target and press </text:span><text:span text:style-name="T9">Red Button</text:span><text:span text:style-name="T4"> to drop. <text:s/></text:span><text:span text:style-name="T3">CCIP mode </text:span><text:span text:style-name="T8">does not</text:span><text:span text:style-name="T3"> have the feature where you can hold the pickle and get CCRP if it's off the bottom of the HUD.</text:span></text:p>
        </text:list-item>
      </text:list>
      <text:p text:style-name="P7">CCRP</text:p>
      <text:list text:style-name="L4">
        <text:list-item>
          <text:p text:style-name="P11">Designate target (using waypoint, TPOD, A/G radar, or visually on HUD).</text:p>
        </text:list-item>
        <text:list-item>
          <text:p text:style-name="P12">Fly toward bomb fall line.</text:p>
        </text:list-item>
        <text:list-item>
          <text:p text:style-name="P12">Time To Target appears in lower left of HUD (line starting with <text:span text:style-name="T16">T</text:span>). <text:s/><text:span text:style-name="T20">Only changes when 15 seconds away from drop.</text:span></text:p>
        </text:list-item>
        <text:list-item>
          <text:p text:style-name="P12"><text:span text:style-name="T16">Release cue</text:span> is <text:span text:style-name="T20">the dashed line extending up from your velocity vector. <text:s/>When 10 seconds from release, line starts becoming solid. <text:s/>Tone will sound </text:span><text:span text:style-name="T22">when you enter the release window. <text:s/>Press </text:span><text:span text:style-name="T23">and hold</text:span><text:span text:style-name="T22"> </text:span><text:span text:style-name="T18">Red Button</text:span><text:span text:style-name="T22"> to drop. <text:s/>Tone will sound again when you are out of the release window.</text:span></text:p>
        </text:list-item>
      </text:list>
      <text:p text:style-name="P6"/>
      <text:p text:style-name="P3">Unguided rockets</text:p>
      <text:list text:style-name="L5">
        <text:list-item>
          <text:p text:style-name="P9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5:20:48.207000000</dc:date>
    <meta:editing-duration>PT6H40M12S</meta:editing-duration>
    <meta:editing-cycles>3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7" meta:word-count="227" meta:character-count="1126" meta:non-whitespace-character-count="932"/>
  </office:meta>
</office:document-meta>
</file>